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vertical-align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Kochi Mincho" svg:font-family="'Kochi Minch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Kochi Mincho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</meta:initial-creator>
    <meta:creation-date>2010-12-13T22:41:07</meta:creation-date>
    <dc:date>2011-07-02T15:46:06</dc:date>
    <dc:creator>Dmitry </dc:creator>
    <meta:editing-duration>PT4M45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1" meta:paragraph-count="0" meta:word-count="0" meta:character-count="0"/>
  </office:meta>
</office:document-meta>
</file>